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Goudy Old Style" svg:font-family="'Goudy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'Times New Roman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abu1" style:list-style-name="">
      <style:paragraph-properties fo:margin-left="0cm" fo:margin-right="0cm" fo:text-indent="0cm" style:auto-text-indent="false"/>
    </style:style>
    <style:style style:name="P3" style:family="paragraph" style:parent-style-name="Paragraphe">
      <style:text-properties fo:language="en" fo:country="US"/>
    </style:style>
    <style:style style:name="P4" style:family="paragraph" style:parent-style-name="Titre1bis">
      <style:paragraph-properties fo:line-height="100%"/>
    </style:style>
    <style:style style:name="P5" style:family="paragraph" style:parent-style-name="Titre1bis">
      <style:paragraph-properties fo:line-height="100%"/>
      <style:text-properties fo:language="en" fo:country="US"/>
    </style:style>
    <style:style style:name="P6" style:family="paragraph" style:parent-style-name="Titre1bis">
      <style:paragraph-properties fo:margin-top="0.212cm" fo:margin-bottom="0cm" loext:contextual-spacing="false" fo:line-height="100%"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HPC and Uncertainty Treatment - Examples with OpenTURNS and Uranie </text:span></text:h>
      <text:h text:style-name="P5" text:outline-level="1">Partnership for Advanced Computing in Europe (PRACE)</text:h>
      <text:h text:style-name="P4" text:outline-level="1"><text:span text:style-name="T1">OpenTURNS <text:s/>Consortium and CEA</text:span></text:h>
      <text:h text:style-name="P6" text:outline-level="1"><text:span text:style-name="T2">CEA</text:span><text:span text:style-name="T3">: J.B. Blanchard, F. Gaudier</text:span></text:h>
      <text:h text:style-name="P6" text:outline-level="1"><text:span text:style-name="T2">EDF</text:span><text:span text:style-name="T3"> : M. Baudin, A. Dutfoy, C. Mai, O. Mircescu</text:span></text:h>
      <text:h text:style-name="P6" text:outline-level="1"><text:span text:style-name="T2">IMACS</text:span><text:span text:style-name="T3"> : K. Delamotte</text:span></text:h>
      <text:h text:style-name="P6" text:outline-level="1"><text:span text:style-name="T2">PhiMeca</text:span><text:span text:style-name="T3"> : G. Blondet</text:span></text:h>
      <text:h text:style-name="Titre1bis" text:outline-level="1">11-13 mai 2020, 9h30- 12h30 / 14h – 17h, Maison de la Simulation, France</text:h>
      <text:h text:style-name="Titre1bis" text:outline-level="1"/>
      <text:p text:style-name="Méthode">Day 1 : Methodology of Uncertainty Treatment – Basics of Probability and Statistics</text:p>
      <text:list xml:id="list303653028" text:style-name="WW8Num12">
        <text:list-item>
          <text:p text:style-name="tabu1">General Uncertainty Methodology (30’) : A. Dutfoy</text:p>
        </text:list-item>
        <text:list-item>
          <text:p text:style-name="tabu1">Probability and Statistics: Basics (45’) : G. Blondet</text:p>
        </text:list-item>
        <text:list-item>
          <text:p text:style-name="tabu1">General introduction to Open TURNS and Uranie (2 * 30’) : G. Blondet, J.B. Blanchard</text:p>
        </text:list-item>
        <text:list-item>
          <text:p text:style-name="tabu1">Introduction to Python and Jupyter (45’): practical work on distributions manipulations</text:p>
        </text:list-item>
      </text:list>
      <text:p text:style-name="Paragraphe">Lunch </text:p>
      <text:list xml:id="list170015807267890" text:continue-numbering="true" text:style-name="WW8Num12">
        <text:list-item>
          <text:p text:style-name="tabu1">Uncertainty Quantification (45’) : J.B. Blanchard</text:p>
        </text:list-item>
        <text:list-item>
          <text:p text:style-name="tabu1">OpenTURNS – Uranie practical works: sections 1, 2 (1h): G. Blondet, <text:s/>J.B. Blanchard, <text:s/>A. Dutfoy</text:p>
        </text:list-item>
        <text:list-item>
          <text:p text:style-name="tabu1">Central tendency and Sensitivity analysis (1h): A. Dutfoy</text:p>
        </text:list-item>
      </text:list>
      <text:p text:style-name="Méthode">Day 2 : Quantification, Propagation and Ranking of Uncertainties</text:p>
      <text:list xml:id="list170017288240519" text:continue-numbering="true" text:style-name="WW8Num12">
        <text:list-item>
          <text:p text:style-name="tabu1">Application to OpenTURNS and Uranie (1h): section 3 M. Baudin, G. Blondet, F. Gaudier, J.B. Blanchard</text:p>
        </text:list-item>
        <text:list-item>
          <text:p text:style-name="tabu1">Estimation of probability of rare events (1h): G. Blondet</text:p>
        </text:list-item>
        <text:list-item>
          <text:p text:style-name="tabu1">Application to OpenTURNS and Uranie (1h): M. Baudin, G. Blondet, F. Gaudier, J.B. Blanchard</text:p>
        </text:list-item>
      </text:list>
      <text:p text:style-name="P3">Lunch </text:p>
      <text:list xml:id="list170016120042600" text:continue-numbering="true" text:style-name="WW8Num12">
        <text:list-item>
          <text:p text:style-name="tabu1">Distributed computing (1h) : Uranie (15’, F. Gaudier, J.B. Blanchard), OpenTURNS (15’, G. Blondet), Salome et OpenTURNS (30’, O. Mircescu)</text:p>
        </text:list-item>
        <text:list-item>
          <text:p text:style-name="tabu1">Optimisation and Calibration (1h) : J.B. Blanchard, M. Baudin</text:p>
        </text:list-item>
        <text:list-item>
          <text:p text:style-name="tabu1">Application to OpenTURNS and Uranie (1h): J.B. Blanchard, M. Baudin</text:p>
        </text:list-item>
      </text:list>
      <text:p text:style-name="Méthode">Day 3 : HPC aspects – Meta model</text:p>
      <text:list xml:id="list170015597924102" text:continue-numbering="true" text:style-name="WW8Num12">
        <text:list-item>
          <text:p text:style-name="tabu1">HPC aspects specific to the Uncertainty treatment (1h) : K. Delamotte</text:p>
        </text:list-item>
        <text:list-item>
          <text:p text:style-name="tabu1">Introduction to Meta models (validation, over-fitting) – Polynomial chaos expansion (1h) : JB Blanchard, C. Mai</text:p>
        </text:list-item>
        <text:list-item>
          <text:p text:style-name="tabu1">Kriging meta model (1h): C. Mai</text:p>
        </text:list-item>
      </text:list>
      <text:p text:style-name="P3">Lunch </text:p>
      <text:list xml:id="list170015825515843" text:continue-numbering="true" text:style-name="WW8Num12">
        <text:list-item>
          <text:p text:style-name="tabu1">Application to OpenTURNS and Uranie (2h) : C. Mai, G. Blondet, J.B. Blanchard</text:p>
        </text:list-item>
        <text:list-item>
          <text:p text:style-name="tabu1">Discussion / <text:s/>Participants project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Goudy Old Style" svg:font-family="'Goudy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'Times New Roman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paragraphe" style:next-style-name="Text_20_body" style:default-outline-level="1" style:list-style-name="" style:class="text">
      <style:paragraph-properties fo:margin-top="0.423cm" fo:margin-bottom="0.106cm" loext:contextual-spacing="false" fo:line-height="0.459cm" fo:text-align="center" style:justify-single-word="false" fo:padding-left="0.141cm" fo:padding-right="0.141cm" fo:padding-top="0.035cm" fo:padding-bottom="0.035cm" fo:border="0.51pt solid #000000"/>
      <style:text-properties fo:font-size="14pt" style:letter-kerning="true" style:font-size-asian="14pt" style:font-name-complex="Arial" style:font-family-complex="Arial" style:font-family-generic-complex="swiss" style:font-pitch-complex="variable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 fo:orphans="0" fo:widows="0" fo:hyphenation-ladder-count="no-limit" fo:keep-with-next="always"/>
      <style:text-properties style:font-name="Arial" fo:font-family="Arial" style:font-family-generic="swiss" style:font-pitch="variable" fo:font-size="16pt" fo:font-weight="bold" style:letter-kerning="true" style:font-name-asian="DejaVu Sans" style:font-family-asian="'DejaVu Sans', 'Times New Roman'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Lucida Sans Unicode" style:font-family-asian="'Lucida Sans Unicode'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rmule" style:family="paragraph" style:parent-style-name="Standard">
      <style:paragraph-properties fo:margin-left="0cm" fo:margin-right="0cm" fo:margin-top="0.212cm" fo:margin-bottom="0.353cm" loext:contextual-spacing="false" fo:orphans="0" fo:widows="0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abu1" style:family="paragraph" style:parent-style-name="Standard" style:list-style-name="WW8Num12">
      <style:paragraph-properties fo:margin-left="1.131cm" fo:margin-right="0cm" fo:margin-top="0cm" fo:margin-bottom="0cm" loext:contextual-spacing="false" fo:line-height="0.494cm" fo:text-align="justify" style:justify-single-word="false" fo:orphans="0" fo:widows="0" fo:hyphenation-ladder-count="no-limit" fo:text-indent="-0.63cm" style:auto-text-indent="false" style:text-autospace="none" style:punctuation-wrap="simple" style:vertical-align="baseline">
        <style:tab-stops>
          <style:tab-stop style:position="0.501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paragraphe" style:family="paragraph" style:parent-style-name="Standard">
      <style:paragraph-properties fo:margin-top="0.212cm" fo:margin-bottom="0cm" loext:contextual-spacing="false" fo:line-height="150%" fo:text-align="justify" style:justify-single-word="false" fo:orphans="0" fo:widows="0" fo:hyphenation-ladder-count="no-limit" style:text-autospace="none" style:punctuation-wrap="simple" style:vertical-align="baseline"/>
      <style:text-properties fo:color="#000000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image" style:family="paragraph" style:parent-style-name="paragraphe">
      <style:paragraph-properties fo:line-height="0.459cm"/>
      <style:text-properties style:font-name-complex="Arial" style:font-family-complex="Arial" style:font-family-generic-complex="swiss" style:font-pitch-complex="variable"/>
    </style:style>
    <style:style style:name="tableauCentre" style:family="paragraph" style:parent-style-name="paragraphe">
      <style:paragraph-properties fo:text-align="center" style:justify-single-word="false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ableauContenu" style:family="paragraph" style:parent-style-name="paragraphe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Methode" style:family="paragraph" style:parent-style-name="paragraphe">
      <style:paragraph-properties fo:line-height="0.459cm"/>
      <style:text-properties style:font-name-complex="Arial" style:font-family-complex="Arial" style:font-family-generic-complex="swiss" style:font-pitch-complex="variable"/>
    </style:style>
    <style:style style:name="tabu2" style:family="paragraph" style:parent-style-name="Standard" style:list-style-name="WW8Num8">
      <style:paragraph-properties fo:margin-top="0.212cm" fo:margin-bottom="0.212cm" loext:contextual-spacing="false" fo:line-height="100%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2pt"/>
    </style:style>
    <style:style style:name="tableauContenuBis" style:family="paragraph" style:parent-style-name="tableauContenu">
      <style:paragraph-properties fo:margin-left="0cm" fo:margin-right="0cm" fo:margin-top="0.212cm" fo:margin-bottom="0cm" loext:contextual-spacing="false" fo:text-align="justify" style:justify-single-word="false" fo:orphans="0" fo:widows="0" fo:text-indent="0.501cm" style:auto-text-indent="false" style:text-autospace="none" style:punctuation-wrap="simple" style:vertical-align="baselin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auGauche" style:family="paragraph" style:parent-style-name="tableauContenu">
      <style:text-properties fo:font-size="10pt" fo:language="nl" fo:country="NL" style:font-size-asian="10pt"/>
    </style:style>
    <style:style style:name="tableauCentreGras" style:family="paragraph" style:parent-style-name="tableauGauche">
      <style:paragraph-properties fo:margin-left="0cm" fo:margin-right="0cm" fo:margin-top="0.212cm" fo:margin-bottom="0cm" loext:contextual-spacing="false" fo:text-align="justify" style:justify-single-word="false" fo:orphans="0" fo:widows="0" fo:text-indent="0.318cm" style:auto-text-indent="false" style:text-autospace="none" style:punctuation-wrap="simple" style:vertical-align="baselin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emierePage" style:family="paragraph" style:parent-style-name="paragraphe">
      <style:paragraph-properties fo:margin-left="0cm" fo:margin-right="0cm" fo:margin-top="0.423cm" fo:margin-bottom="0cm" loext:contextual-spacing="false" fo:text-indent="0cm" style:auto-text-indent="false"/>
      <style:text-properties fo:font-size="14pt" style:font-size-asian="14pt" style:font-name-complex="Arial" style:font-family-complex="Arial" style:font-family-generic-complex="swiss" style:font-pitch-complex="variable"/>
    </style:style>
    <style:style style:name="paragraphe1" style:family="paragraph" style:parent-style-name="paragraphe">
      <style:paragraph-properties fo:margin-left="0cm" fo:margin-right="0cm" fo:margin-top="0.423cm" fo:margin-bottom="0cm" loext:contextual-spacing="false" fo:text-indent="0cm" style:auto-text-indent="false"/>
      <style:text-properties fo:font-size="10pt" style:font-size-asian="10pt" style:font-name-complex="Arial" style:font-family-complex="Arial" style:font-family-generic-complex="swiss" style:font-pitch-complex="variable"/>
    </style:style>
    <style:style style:name="MethodeCentree" style:family="paragraph" style:parent-style-name="Methode">
      <style:paragraph-properties fo:margin-left="0cm" fo:margin-right="0cm" fo:margin-top="0cm" fo:margin-bottom="0.212cm" loext:contextual-spacing="false" fo:text-indent="0cm" style:auto-text-indent="false"/>
      <style:text-properties fo:font-size="10pt" fo:language="en" fo:country="GB" fo:font-weight="bold" style:font-size-asian="10pt" style:font-weight-asian="bold" style:font-weight-complex="bold"/>
    </style:style>
    <style:style style:name="Méthode" style:family="paragraph" style:parent-style-name="paragraphe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itre0" style:family="paragraph" style:parent-style-name="Standard">
      <style:paragraph-properties fo:text-align="justify" style:justify-single-word="false" fo:orphans="2" fo:widows="2" fo:hyphenation-ladder-count="no-limit" style:text-autospace="none"/>
      <style:text-properties fo:hyphenate="true" fo:hyphenation-remain-char-count="2" fo:hyphenation-push-char-count="2"/>
    </style:style>
    <style:style style:name="Style1" style:family="paragraph" style:parent-style-name="tabu1">
      <style:text-properties style:letter-kerning="true"/>
    </style:style>
    <style:style style:name="Titre0bis" style:family="paragraph" style:parent-style-name="Titre0" style:default-outline-level="1" style:list-style-name="">
      <style:paragraph-properties fo:margin-top="0.635cm" fo:margin-bottom="0.212cm" loext:contextual-spacing="false" fo:text-align="center" style:justify-single-word="false" fo:orphans="0" fo:widows="0" fo:keep-with-next="always" style:punctuation-wrap="simple" style:vertical-align="baseline"/>
      <style:text-properties fo:color="#ff0000" style:font-name="Times New Roman" fo:font-family="'Times New Roman'" style:font-family-generic="roman" style:font-pitch="variable" fo:font-size="20pt" fo:font-weight="bold" style:letter-kerning="fals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rmule" style:family="paragraph" style:parent-style-name="paragraphe">
      <style:paragraph-properties fo:margin-left="0cm" fo:margin-right="0cm" fo:margin-top="0cm" fo:margin-bottom="0cm" loext:contextual-spacing="false" fo:orphans="0" fo:widows="0" fo:text-indent="0cm" style:auto-text-indent="false" style:punctuation-wrap="simple" style:vertical-align="baseline"/>
      <style:text-properties style:font-name="Arial" fo:font-family="Arial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font-weight-complex="bold"/>
    </style:style>
    <style:style style:name="Paragraphe" style:family="paragraph" style:parent-style-name="Standard">
      <style:paragraph-properties fo:margin-top="0.212cm" fo:margin-bottom="0.212cm" loext:contextual-spacing="false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texte" style:family="paragraph" style:parent-style-name="Standard"/>
    <style:style style:name="page1" style:family="paragraph" style:parent-style-name="paragraphe">
      <style:paragraph-properties fo:line-height="0.459cm"/>
      <style:text-properties style:font-name-complex="Arial" style:font-family-complex="Arial" style:font-family-generic-complex="swiss" style:font-pitch-complex="variable"/>
    </style:style>
    <style:style style:name="page1Centre" style:family="paragraph" style:parent-style-name="page1"/>
    <style:style style:name="page1centre" style:family="paragraph" style:parent-style-name="paragraphe">
      <style:paragraph-properties fo:line-height="0.459cm"/>
      <style:text-properties style:font-name-complex="Arial" style:font-family-complex="Arial" style:font-family-generic-complex="swiss" style:font-pitch-complex="variable"/>
    </style:style>
    <style:style style:name="Titre1bis" style:family="paragraph" style:parent-style-name="Heading_20_1">
      <style:text-properties fo:font-size="10pt" fo:font-weight="normal" style:font-size-asian="10pt" style:font-weight-asian="normal" style:font-weight-complex="normal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3" style:family="text">
      <style:text-properties fo:font-variant="normal" fo:text-transform="none" style:text-outline="false" style:text-line-through-style="none" style:text-line-through-type="none" style:text-position="0% 100%" fo:letter-spacing="normal" fo:text-shadow="none" style:text-underline-style="none" style:letter-kerning="false" style:font-name-complex="Goudy Old Style" style:font-family-complex="'Goudy Old Style'" style:font-family-generic-complex="roman" style:font-pitch-complex="variable" style:font-style-complex="normal" style:font-weight-complex="normal" text:display="tru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Z-Canevas-Txt-Normal10" style:family="text">
      <style:text-properties style:use-window-font-color="true" style:text-position="0% 100%" style:font-name="Arial" fo:font-family="Arial" style:font-family-generic="swiss" style:font-pitch="variable" fo:font-size="10pt" fo:language="fr" fo:country="FR" style:text-underline-style="none" style:font-size-asian="10pt" style:font-name-complex="Arial" style:font-family-complex="Arial" style:font-family-generic-complex="swiss" style:font-pitch-complex="variable"/>
    </style:style>
    <style:style style:name="Emphasis" style:family="text">
      <style:text-properties fo:color="#444444" fo:font-size="8pt" fo:font-style="italic" style:font-size-asian="8pt" style:font-style-asian="italic" style:font-size-complex="8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5.502cm" fo:text-indent="-2cm" fo:margin-left="5.50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0" style:num-format="A" style:num-letter-sync="true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421cm" fo:text-indent="-0.635cm" fo:margin-left="8.421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691cm" fo:text-indent="-0.635cm" fo:margin-left="9.69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961cm" fo:text-indent="-0.635cm" fo:margin-left="10.961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231cm" fo:text-indent="-0.635cm" fo:margin-left="12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118cm" fo:text-indent="-0.635cm" fo:margin-left="1.118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388cm" fo:text-indent="-0.635cm" fo:margin-left="2.388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658cm" fo:text-indent="-0.635cm" fo:margin-left="3.658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28cm" fo:text-indent="-0.635cm" fo:margin-left="4.92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198cm" fo:text-indent="-0.635cm" fo:margin-left="6.198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468cm" fo:text-indent="-0.635cm" fo:margin-left="7.468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38cm" fo:text-indent="-0.635cm" fo:margin-left="8.738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008cm" fo:text-indent="-0.635cm" fo:margin-left="10.008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278cm" fo:text-indent="-0.635cm" fo:margin-left="11.2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ion Incertitudes et HPC</dc:title>
    <dc:subject/>
    <meta:keyword/>
    <dc:description/>
    <meta:initial-creator>anne</meta:initial-creator>
    <meta:creation-date>2013-10-07T16:51:00</meta:creation-date>
    <dc:creator>DUTFOY-LEBRUN Anne-helene</dc:creator>
    <dc:date>2019-09-30T15:29:00</dc:date>
    <meta:print-date>2017-04-18T14:53:00</meta:print-date>
    <meta:editing-cycles>398</meta:editing-cycles>
    <meta:editing-duration>PT17H47M</meta:editing-duration>
    <meta:document-statistic meta:table-count="0" meta:image-count="0" meta:object-count="0" meta:page-count="1" meta:paragraph-count="32" meta:word-count="302" meta:character-count="1865" meta:non-whitespace-character-count="1600"/>
    <meta:generator>LibreOffice/6.1.2.1$Linux_X86_64 LibreOffice_project/10$Build-1</meta:generator>
  </office:meta>
</office:document-meta>
</file>